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draw:fill="solid" draw:fill-color="#006b6b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line draw:z-index="0" draw:style-name="gr1" draw:text-style-name="P1" svg:x1="2.399cm" svg:y1="10.254cm" svg:x2="3.653cm" svg:y2="9.049cm">
            <text:p/>
          </draw:line>
          <draw:line draw:z-index="1" draw:style-name="gr1" draw:text-style-name="P1" svg:x1="4.716cm" svg:y1="8.889cm" svg:x2="7.578cm" svg:y2="11.753cm">
            <text:p/>
          </draw:line>
          <draw:line draw:z-index="2" draw:style-name="gr1" draw:text-style-name="P1" svg:x1="8.532cm" svg:y1="11.861cm" svg:x2="10.495cm" svg:y2="11.807cm">
            <text:p/>
          </draw:line>
          <draw:line draw:z-index="3" draw:style-name="gr1" draw:text-style-name="P1" svg:x1="11.204cm" svg:y1="12.102cm" svg:x2="12.022cm" svg:y2="14.779cm">
            <text:p/>
          </draw:line>
          <draw:line draw:z-index="4" draw:style-name="gr1" draw:text-style-name="P1" svg:x1="11.477cm" svg:y1="11.566cm" svg:x2="12.322cm" svg:y2="7.389cm">
            <text:p/>
          </draw:line>
          <draw:line draw:z-index="5" draw:style-name="gr1" draw:text-style-name="P1" svg:x1="8.042cm" svg:y1="11.513cm" svg:x2="7.96cm" svg:y2="7.497cm">
            <text:p/>
          </draw:line>
          <draw:line draw:z-index="6" draw:style-name="gr1" draw:text-style-name="P1" svg:x1="4.307cm" svg:y1="8.487cm" svg:x2="4.88cm" svg:y2="7.47cm">
            <text:p/>
          </draw:line>
          <draw:line draw:z-index="7" draw:style-name="gr1" draw:text-style-name="P1" svg:x1="5.179cm" svg:y1="6.961cm" svg:x2="5.098cm" svg:y2="5.97cm">
            <text:p/>
          </draw:line>
          <draw:line draw:z-index="8" draw:style-name="gr1" draw:text-style-name="P1" svg:x1="5.234cm" svg:y1="5.542cm" svg:x2="5.261cm" svg:y2="2.972cm">
            <text:p/>
          </draw:line>
          <draw:line draw:z-index="9" draw:style-name="gr1" draw:text-style-name="P1" svg:x1="5.479cm" svg:y1="2.758cm" svg:x2="7.742cm" svg:y2="6.988cm">
            <text:p/>
          </draw:line>
          <draw:line draw:z-index="10" draw:style-name="gr2" draw:text-style-name="P1" svg:x1="8.124cm" svg:y1="7.015cm" svg:x2="12.403cm" svg:y2="3.025cm">
            <text:p/>
          </draw:line>
          <draw:line draw:z-index="11" draw:style-name="gr1" draw:text-style-name="P1" svg:x1="11.885cm" svg:y1="7.229cm" svg:x2="8.505cm" svg:y2="7.175cm">
            <text:p/>
          </draw:line>
          <draw:line draw:z-index="12" draw:style-name="gr1" draw:text-style-name="P1" svg:x1="11.64cm" svg:y1="11.914cm" svg:x2="12.213cm" svg:y2="12.45cm">
            <text:p/>
          </draw:line>
          <draw:line draw:z-index="13" draw:style-name="gr1" draw:text-style-name="P1" svg:x1="12.567cm" svg:y1="12.021cm" svg:x2="12.213cm" svg:y2="12.423cm">
            <text:p/>
          </draw:line>
          <draw:line draw:z-index="14" draw:style-name="gr1" draw:text-style-name="P1" svg:x1="6.243cm" svg:y1="7.229cm" svg:x2="7.251cm" svg:y2="7.202cm">
            <text:p/>
          </draw:line>
        </table:shapes>
        <table:table-column table:style-name="co1" table:number-columns-repeated="1024" table:default-cell-style-name="Default"/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Roma</text:p>
          </table:table-cell>
          <table:table-cell table:number-columns-repeated="4"/>
          <table:table-cell office:value-type="string">
            <text:p>Kursk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Paris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Jerusalen</text:p>
          </table:table-cell>
          <table:table-cell/>
          <table:table-cell office:value-type="string">
            <text:p>Berlin</text:p>
          </table:table-cell>
          <table:table-cell table:number-columns-repeated="2"/>
          <table:table-cell office:value-type="string">
            <text:p>Toledo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onstantinopla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tag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Tobruk</text:p>
          </table:table-cell>
          <table:table-cell/>
          <table:table-cell office:value-type="string">
            <text:p>Stalingrado</text:p>
          </table:table-cell>
          <table:table-cell office:value-type="string">
            <text:p>Maratho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7"/>
          <table:table-cell office:value-type="string">
            <text:p>Numancia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Recio</meta:initial-creator>
    <meta:creation-date>2012-11-13T00:07:44</meta:creation-date>
    <dc:date>2012-11-13T00:24:59</dc:date>
    <dc:creator>Luis Recio</dc:creator>
    <meta:editing-duration>PT8M11S</meta:editing-duration>
    <meta:editing-cycles>2</meta:editing-cycles>
    <meta:generator>LibreOffice/3.5$Linux_x86 LibreOffice_project/350m1$Build-2</meta:generator>
    <meta:document-statistic meta:table-count="3" meta:cell-count="33" meta:object-count="15"/>
  </office:meta>
</office:document-meta>
</file>